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, Courier" style:font-family-generic="modern" style:font-pitch="fixed"/>
    <style:font-face style:name="Cantarell" svg:font-family="Cantarel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158cm"/>
    </style:style>
    <style:style style:name="gr3" style:family="graphic" style:parent-style-name="standard">
      <style:graphic-properties draw:stroke="none" draw:fill="none" fo:min-height="15.288cm"/>
    </style:style>
    <style:style style:name="gr4" style:family="graphic" style:parent-style-name="standard">
      <style:graphic-properties draw:stroke="none" draw:fill="none" fo:min-height="6.496cm"/>
    </style:style>
    <style:style style:name="gr5" style:family="graphic" style:parent-style-name="standard">
      <style:graphic-properties draw:stroke="none" draw:fill="none" fo:min-height="15.356cm"/>
    </style:style>
    <style:style style:name="gr6" style:family="graphic" style:parent-style-name="standard">
      <style:graphic-properties draw:stroke="none" draw:fill="none" fo:min-height="11.201cm"/>
    </style:style>
    <style:style style:name="gr7" style:family="graphic" style:parent-style-name="standard">
      <style:graphic-properties draw:stroke="none" draw:fill="none" fo:min-height="10.976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4" style:family="paragraph">
      <style:text-properties fo:font-size="16pt"/>
    </style:style>
    <style:style style:name="P5" style:family="paragraph">
      <loext:graphic-properties draw:fill="none"/>
      <style:text-properties fo:font-size="16pt"/>
    </style:style>
    <style:style style:name="P6" style:family="paragraph">
      <loext:graphic-properties draw:fill="none"/>
    </style:style>
    <style:style style:name="P7" style:family="paragraph">
      <style:paragraph-properties fo:text-align="start"/>
      <style:text-properties style:font-name="Liberation Mono" fo:font-size="10.5pt" style:font-name-asian="Liberation Mono" style:font-size-asian="10pt" style:font-name-complex="Liberation Mono" style:font-size-complex="10pt"/>
    </style:style>
    <style:style style:name="P8" style:family="paragraph">
      <loext:graphic-properties draw:fill="none"/>
      <style:paragraph-properties fo:text-align="start"/>
      <style:text-properties style:font-name="Liberation Mono" fo:font-size="10.5pt" style:font-name-asian="Liberation Mono" style:font-size-asian="10pt" style:font-name-complex="Liberation Mono" style:font-size-complex="10pt"/>
    </style:style>
    <style:style style:name="P9" style:family="paragraph">
      <style:paragraph-properties fo:text-align="start"/>
      <style:text-properties style:font-name="Liberation Mono" fo:font-size="20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10pt" style:font-name-complex="Liberation Mono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3.023cm" svg:x="1cm" svg:y="0.657cm" presentation:class="title" presentation:user-transformed="true">
          <draw:text-box>
            <text:p>Format Serialisasi Data: JSON dan BSON (+Schema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Bambang Purnomosidi D. P.</text:p>
            <text:p><text:a xlink:href="http://bpdp.xyz/" xlink:type="simple">http://bpdp.xyz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ialisasi Data dan Stream</text:p>
              </text:list-item>
              <text:list-item>
                <text:p>JSON</text:p>
              </text:list-item>
              <text:list-item>
                <text:p>JSON Schema</text:p>
              </text:list-item>
              <text:list-item>
                <text:p>BS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erialisasi Data dan Stre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ialisasi: proses menterjemahkan struktur data (atau <text:span text:style-name="T1">object state</text:span><text:span text:style-name="T2"> dalam OOP) ke dalam format yang bisa disimpan (ke file atau memory) atau ditransmisikan melalui jaringan. Sering juga disebut </text:span><text:span text:style-name="T1">marshalling</text:span><text:span text:style-name="T2">. Contoh: proses transmisi data JSON melalui jaringan TCP/IP dalam mekanisme request-response dari aplikasi web.</text:span></text:p>
              </text:list-item>
              <text:list-item>
                <text:p><text:span text:style-name="T2">Deserialisasi: proses ekstraksi dari penyimpanan atau pengiriman byte data ke suatu struktur data. Sering juga disebut </text:span><text:span text:style-name="T1">demarshalling</text:span><text:span text:style-name="T2">. Contoh: membaca hasil data stream pemrosesan dari aplikasi web.</text:span></text:p>
              </text:list-item>
              <text:list-item>
                <text:p><text:span text:style-name="T2">Stream: elemen data yang tersedia secara kontinyu seiring berjalan waktu, mulai dari awal waktu tertentu sampai akhir waktu tertentu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JSON (http://json.org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ngkatan dari <text:span text:style-name="T1">Javascript Object Notation</text:span><text:span text:style-name="T2">, pertama kali dibuat oleh Douglas Crockford.</text:span></text:p>
              </text:list-item>
              <text:list-item>
                <text:p>Standar: RFC7159 (<text:a xlink:href="https://tools.ietf.org/pdf/rfc7159.pdf" xlink:type="simple">https://tools.ietf.org/pdf/rfc7159.pdf</text:a>) dan ECMA-404 (<text:a xlink:href="http://www.ecma-international.org/publications/files/ECMA-ST/ECMA-404.pdf" xlink:type="simple">http://www.ecma-international.org/publications/files/ECMA-ST/ECMA-404.pdf</text:a>)</text:p>
              </text:list-item>
              <text:list-item>
                <text:p>Meski mengandung nama “Javascript”, format ini <text:span text:style-name="T1">programming language independent</text:span><text:span text:style-name="T2">, implementasi terdapat pada hampir semua mainstream programming language: Java, C#, Javascript, C, C++, Go, Rust, /etc</text:span></text:p>
              </text:list-item>
              <text:list-item>
                <text:p><text:span text:style-name="T2">MIME type: </text:span><text:span text:style-name="T1">application/json</text:span><text:span text:style-name="T2">, file: </text:span><text:span text:style-name="T1">.json </text:span><text:span text:style-name="T2">(tidak harus).</text:span></text:p>
              </text:list-item>
              <text:list-item>
                <text:p><text:span text:style-name="T2">Tipe data dasar: angka (notasi e =&gt; 6.022E23 atau 6.022e23 utk 6.022×10 pangkat 23, integer, floating-point), string, boolean, array, object / associative array, null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oh JSON (https://en.wikipedia.org/wiki/JSON)</text:p>
          </draw:text-box>
        </draw:frame>
        <draw:frame draw:style-name="gr2" draw:text-style-name="P3" draw:layer="layout" svg:width="14.122cm" svg:height="14.675cm" svg:x="2.794cm" svg:y="4.883cm">
          <draw:text-box>
            <text:p text:style-name="P2">{</text:p>
            <text:p text:style-name="P2"><text:s text:c="2"/>"firstName": "John",</text:p>
            <text:p text:style-name="P2"><text:s text:c="2"/>"lastName": "Smith",</text:p>
            <text:p text:style-name="P2"><text:s text:c="2"/>"isAlive": true,</text:p>
            <text:p text:style-name="P2"><text:s text:c="2"/>"age": 25,</text:p>
            <text:p text:style-name="P2"><text:s text:c="2"/>"address": {</text:p>
            <text:p text:style-name="P2"><text:s text:c="4"/>"streetAddress": "21 2nd Street",</text:p>
            <text:p text:style-name="P2"><text:s text:c="4"/>"city": "New York",</text:p>
            <text:p text:style-name="P2"><text:s text:c="4"/>"state": "NY",</text:p>
            <text:p text:style-name="P2"><text:s text:c="4"/>"postalCode": "10021-3100"</text:p>
            <text:p text:style-name="P2"><text:s text:c="2"/>},</text:p>
            <text:p text:style-name="P2"><text:s text:c="2"/>"phoneNumbers": [</text:p>
            <text:p text:style-name="P2"><text:s text:c="4"/>{</text:p>
            <text:p text:style-name="P2"><text:s text:c="6"/>"type": "home",</text:p>
            <text:p text:style-name="P2"><text:s text:c="6"/>"number": "212 555-1234"</text:p>
            <text:p text:style-name="P2"><text:s text:c="4"/>},</text:p>
            <text:p text:style-name="P2"><text:s text:c="4"/>{</text:p>
            <text:p text:style-name="P2"><text:s text:c="6"/>"type": "office",</text:p>
            <text:p text:style-name="P2"><text:s text:c="6"/>"number": "646 555-4567"</text:p>
            <text:p text:style-name="P2"><text:s text:c="4"/>}</text:p>
            <text:p text:style-name="P2"><text:s text:c="2"/>],</text:p>
            <text:p text:style-name="P2"><text:s text:c="2"/>"children": [],</text:p>
            <text:p text:style-name="P2"><text:s text:c="2"/>"spouse": null</text:p>
            <text:p text:style-name="P2">}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JSON dan NodeJS</text:p>
          </draw:text-box>
        </draw:frame>
        <draw:frame draw:style-name="gr3" draw:text-style-name="P5" draw:layer="layout" svg:width="20.729cm" svg:height="15.538cm" svg:x="1.369cm" svg:y="4.528cm">
          <draw:text-box>
            <text:p text:style-name="P4">var fs = require('fs');</text:p>
            <text:p text:style-name="P4"/>
            <text:p text:style-name="P4">fs.readFile(__dirname + '/person.json', function(err, data) {</text:p>
            <text:p text:style-name="P4"><text:s text:c="4"/>var jsonObj = JSON.parse(data);</text:p>
            <text:p text:style-name="P4"><text:s text:c="4"/>console.log("Nama = " + jsonObj.firstName + " " + jsonObj.lastName);</text:p>
            <text:p text:style-name="P4"><text:s text:c="4"/>console.log("Usia = " + jsonObj.age);</text:p>
            <text:p text:style-name="P4"><text:s text:c="4"/>if (jsonObj.isAlive) {</text:p>
            <text:p text:style-name="P4"><text:s text:c="8"/>console.log("Masih hidup");</text:p>
            <text:p text:style-name="P4"><text:s text:c="4"/>} else {</text:p>
            <text:p text:style-name="P4"><text:s text:c="8"/>console.log("Sudah meninggal");</text:p>
            <text:p text:style-name="P4"><text:s text:c="4"/>}</text:p>
            <text:p text:style-name="P4"><text:s text:c="4"/>if (jsonObj.spouse == null) {</text:p>
            <text:p text:style-name="P4"><text:s text:c="8"/>console.log("Belum menikah");</text:p>
            <text:p text:style-name="P4"><text:s text:c="4"/>} else {</text:p>
            <text:p text:style-name="P4"><text:s text:c="8"/>console.log("Sudah menikah dengan " + jsonObj.spouse);</text:p>
            <text:p text:style-name="P4"><text:s text:c="4"/>}</text:p>
            <text:p text:style-name="P4"><text:s text:c="4"/>console.log("Jumlah anak = " + jsonObj.children.length);</text:p>
            <text:p text:style-name="P4"><text:s text:c="4"/>var jmlTelpon = jsonObj.phoneNumbers.length;</text:p>
            <text:p text:style-name="P4"><text:s text:c="4"/>for (var i = 0; i &lt; jmlTelpon; i++) {</text:p>
            <text:p text:style-name="P4"><text:s text:c="8"/>var z = i+1;</text:p>
            <text:p text:style-name="P4"><text:s text:c="8"/>console.log('Tipe: ' + jsonObj.phoneNumbers[i].type);</text:p>
            <text:p text:style-name="P4"><text:s text:c="8"/>console.log('Nomor: ' + jsonObj.phoneNumbers[i].number);</text:p>
            <text:p text:style-name="P4"><text:s text:c="4"/>}</text:p>
            <text:p text:style-name="P4">});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draw:style-name="gr4" draw:text-style-name="P6" draw:layer="layout" svg:width="10.746cm" svg:height="6.746cm" svg:x="6.604cm" svg:y="7.874cm">
          <draw:text-box>
            <text:p>Nama = John Smith</text:p>
            <text:p>Usia = 25</text:p>
            <text:p>Masih hidup</text:p>
            <text:p>Belum menikah</text:p>
            <text:p>Jumlah anak = 0</text:p>
            <text:p>Tipe: home</text:p>
            <text:p>Nomor: 212 555-1234</text:p>
            <text:p>Tipe: office</text:p>
            <text:p>Nomor: 646 555-4567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JSON Schema (http://json-schema.org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endefinisikan struktur dari suatu serialisasi JSON untuk menentukan validitas serialisasi tersebut.</text:p>
              </text:list-item>
              <text:list-item>
                <text:p>Internet draft 4: <text:a xlink:href="http://tools.ietf.org/html/draft-zyp-json-schema-04" xlink:type="simple">http://tools.ietf.org/html/draft-zyp-json-schema-04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JSON Schema (taken from https://en.wikipedia.org/wiki/JSON)</text:p>
          </draw:text-box>
        </draw:frame>
        <draw:frame draw:style-name="gr5" draw:text-style-name="P8" draw:layer="layout" svg:width="11.406cm" svg:height="15.606cm" svg:x="0.786cm" svg:y="4.497cm">
          <draw:text-box>
            <text:p text:style-name="P7">{</text:p>
            <text:p text:style-name="P7"><text:s text:c="2"/>"$schema": "http://json-schema.org/schema#",</text:p>
            <text:p text:style-name="P7"><text:s text:c="2"/>"title": "Product",</text:p>
            <text:p text:style-name="P7"><text:s text:c="2"/>"type": "object",</text:p>
            <text:p text:style-name="P7"><text:s text:c="2"/>"required": ["id", "name", "price"],</text:p>
            <text:p text:style-name="P7"><text:s text:c="2"/>"properties": {</text:p>
            <text:p text:style-name="P7"><text:s text:c="4"/>"id": {</text:p>
            <text:p text:style-name="P7"><text:s text:c="6"/>"type": "number",</text:p>
            <text:p text:style-name="P7"><text:s text:c="6"/>"description": "Product identifier"</text:p>
            <text:p text:style-name="P7"><text:s text:c="4"/>},</text:p>
            <text:p text:style-name="P7"><text:s text:c="4"/>"name": {</text:p>
            <text:p text:style-name="P7"><text:s text:c="6"/>"type": "string",</text:p>
            <text:p text:style-name="P7"><text:s text:c="6"/>"description": "Name of the product"</text:p>
            <text:p text:style-name="P7"><text:s text:c="4"/>},</text:p>
            <text:p text:style-name="P7"><text:s text:c="4"/>"price": {</text:p>
            <text:p text:style-name="P7"><text:s text:c="6"/>"type": "number",</text:p>
            <text:p text:style-name="P7"><text:s text:c="6"/>"minimum": 0</text:p>
            <text:p text:style-name="P7"><text:s text:c="4"/>},</text:p>
            <text:p text:style-name="P7"><text:s text:c="4"/>"tags": {</text:p>
            <text:p text:style-name="P7"><text:s text:c="6"/>"type": "array",</text:p>
            <text:p text:style-name="P7"><text:s text:c="6"/>"items": {</text:p>
            <text:p text:style-name="P7"><text:s text:c="8"/>"type": "string"</text:p>
            <text:p text:style-name="P7"><text:s text:c="6"/>}</text:p>
            <text:p text:style-name="P7"><text:s text:c="4"/>},</text:p>
            <text:p text:style-name="P7"><text:s text:c="4"/>"stock": {</text:p>
            <text:p text:style-name="P7"><text:s text:c="6"/>"type": "object",</text:p>
            <text:p text:style-name="P7"><text:s text:c="6"/>"properties": {</text:p>
            <text:p text:style-name="P7"><text:s text:c="8"/>"warehouse": {</text:p>
            <text:p text:style-name="P7"><text:s text:c="10"/>"type": "number"</text:p>
            <text:p text:style-name="P7"><text:s text:c="8"/>},</text:p>
            <text:p text:style-name="P7"><text:s text:c="8"/>"retail": {</text:p>
            <text:p text:style-name="P7"><text:s text:c="10"/>"type": "number"</text:p>
            <text:p text:style-name="P7"><text:s text:c="8"/>}</text:p>
            <text:p text:style-name="P7"><text:s text:c="6"/>}</text:p>
            <text:p text:style-name="P7"><text:s text:c="4"/>}</text:p>
            <text:p text:style-name="P7"><text:s text:c="2"/>}</text:p>
            <text:p text:style-name="P7">}}</text:p>
          </draw:text-box>
        </draw:frame>
        <draw:frame draw:style-name="gr6" draw:text-style-name="P10" draw:layer="layout" svg:width="11.314cm" svg:height="11.451cm" svg:x="14.086cm" svg:y="6.858cm">
          <draw:text-box>
            <text:p text:style-name="P9">{</text:p>
            <text:p text:style-name="P9"><text:s text:c="2"/>"id": 1,</text:p>
            <text:p text:style-name="P9"><text:s text:c="2"/>"name": "Foo",</text:p>
            <text:p text:style-name="P9"><text:s text:c="2"/>"price": 123,</text:p>
            <text:p text:style-name="P9"><text:s text:c="2"/>"tags": [</text:p>
            <text:p text:style-name="P9"><text:s text:c="4"/>"Bar",</text:p>
            <text:p text:style-name="P9"><text:s text:c="4"/>"Eek"</text:p>
            <text:p text:style-name="P9"><text:s text:c="2"/>],</text:p>
            <text:p text:style-name="P9"><text:s text:c="2"/>"stock": {</text:p>
            <text:p text:style-name="P9"><text:s text:c="4"/>"warehouse": 300,</text:p>
            <text:p text:style-name="P9"><text:s text:c="4"/>"retail": 20</text:p>
            <text:p text:style-name="P9"><text:s text:c="2"/>}</text:p>
            <text:p text:style-name="P9">}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BSON (Binary JSON - http://bsonspec.org/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ialisasi JSON yang dikodekan dalam format biner</text:p>
              </text:list-item>
              <text:list-item>
                <text:p>Dibuat oleh MongoDB dan biasanya memang hanya digunakan di dalam MongoDB</text:p>
              </text:list-item>
              <text:list-item>
                <text:p>Mengapa ada BSON? (1) Traversability (2) Cepat untuk encode maupun decode (3) Tipe data format tambahan – BinData dan Da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draw:style-name="gr7" draw:text-style-name="P3" draw:layer="layout" svg:width="24.384cm" svg:height="12.271cm" svg:x="1.27cm" svg:y="5.284cm">
          <draw:text-box>
            <text:p text:style-name="P2">{"hello": "world"}</text:p>
            <text:p text:style-name="P2">→</text:p>
            <text:p text:style-name="P2"><text:s text:c="2"/>\x16\x00\x00\x00 <text:s text:c="18"/>// total document size</text:p>
            <text:p text:style-name="P2"><text:s text:c="2"/>\x02 <text:s text:c="30"/>// 0x02 = type String</text:p>
            <text:p text:style-name="P2"><text:s text:c="2"/>hello\x00 <text:s text:c="25"/>// field name</text:p>
            <text:p text:style-name="P2"><text:s text:c="2"/>\x06\x00\x00\x00world\x00 <text:s text:c="9"/>// field value</text:p>
            <text:p text:style-name="P2"><text:s text:c="2"/>\x00 <text:s text:c="30"/>// 0x00 = type EOO ('end of object')</text:p>
            <text:p text:style-name="P2"/>
            <text:p text:style-name="P2"/>
            <text:p text:style-name="P2">{"BSON": ["awesome", 5.05, 1986]}</text:p>
            <text:p text:style-name="P2">→</text:p>
            <text:p text:style-name="P2"><text:s text:c="2"/>\x31\x00\x00\x00</text:p>
            <text:p text:style-name="P2"><text:s text:c="2"/>\x04BSON\x00</text:p>
            <text:p text:style-name="P2"><text:s text:c="2"/>\x26\x00\x00\x00</text:p>
            <text:p text:style-name="P2"><text:s text:c="2"/>\x02\x30\x00\x08\x00\x00\x00awesome\x00</text:p>
            <text:p text:style-name="P2"><text:s text:c="2"/>\x01\x31\x00\x33\x33\x33\x33\x33\x33\x14\x40</text:p>
            <text:p text:style-name="P2"><text:s text:c="2"/>\x10\x32\x00\xc2\x07\x00\x00</text:p>
            <text:p text:style-name="P2"><text:s text:c="2"/>\x00</text:p>
            <text:p text:style-name="P2"><text:s text:c="2"/>\x00</text:p>
            <text:p text:style-name="P2"/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enggunaan JS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SON-RPC</text:p>
              </text:list-item>
              <text:list-item>
                <text:p>AJAX =&gt; AJAJ</text:p>
              </text:list-item>
              <text:list-item>
                <text:p>RDF/JSON</text:p>
              </text:list-item>
              <text:list-item>
                <text:p>JSON-LD</text:p>
              </text:list-item>
              <text:list-item>
                <text:p>File konfigurasi</text:p>
              </text:list-item>
              <text:list-item>
                <text:p>Output dari pemrosesan di aplikasi web</text:p>
              </text:list-item>
              <text:list-item>
                <text:p>Dat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, Courier" style:font-family-generic="modern" style:font-pitch="fixed"/>
    <style:font-face style:name="Cantarell" svg:font-family="Cantarel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3:30:44.234250063</meta:creation-date>
    <dc:date>2015-10-07T11:09:03.383184919</dc:date>
    <meta:editing-duration>PT46M55S</meta:editing-duration>
    <meta:editing-cycles>6</meta:editing-cycles>
    <meta:generator>LibreOffice/5.0.2.2$Linux_X86_64 LibreOffice_project/00m0$Build-2</meta:generator>
    <dc:creator>Bambang Purnomosidi</dc:creator>
    <meta:document-statistic meta:object-count="84"/>
  </office:meta>
</office:document-meta>
</file>